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6b6a0" officeooo:paragraph-rsid="0006b6a0" style:font-weight-asian="bold" style:font-weight-complex="bold"/>
    </style:style>
    <style:style style:name="P3" style:family="paragraph" style:parent-style-name="Standard">
      <style:text-properties fo:font-weight="normal" officeooo:rsid="0006b6a0" officeooo:paragraph-rsid="0006b6a0" style:font-weight-asian="normal" style:font-weight-complex="normal"/>
    </style:style>
    <style:style style:name="P4" style:family="paragraph" style:parent-style-name="Standard">
      <style:text-properties fo:font-weight="normal" officeooo:rsid="00083dce" officeooo:paragraph-rsid="00083dce" style:font-weight-asian="normal" style:font-weight-complex="normal"/>
    </style:style>
    <style:style style:name="P5" style:family="paragraph" style:parent-style-name="Standard">
      <style:text-properties fo:font-weight="normal" officeooo:rsid="00083dce" officeooo:paragraph-rsid="000875e5" style:font-weight-asian="normal" style:font-weight-complex="normal"/>
    </style:style>
    <style:style style:name="T1" style:family="text">
      <style:text-properties officeooo:rsid="00083dce"/>
    </style:style>
    <style:style style:name="T2" style:family="text">
      <style:text-properties officeooo:rsid="00087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yecto Final</text:p>
      <text:p text:style-name="Standard"/>
      <text:p text:style-name="Standard">En base al juego de Sudoku, desarrollar una web que tenga las siguientes características:</text:p>
      <text:p text:style-name="Standard"/>
      <text:p text:style-name="Standard"><text:s text:c="4"/>Permita a los usuarios registrar su nombre, ya sea al momento de acceder al juego o al terminar una partida </text:p>
      <text:p text:style-name="Standard"><text:s text:c="4"/>Jugar partidas de Sudoku en pantalla</text:p>
      <text:p text:style-name="Standard"><text:s text:c="4"/>Ver el historial de partidas jugadas en el navegador</text:p>
      <text:p text:style-name="Standard"><text:s text:c="4"/>Empezar una nueva partida cuando el usuario lo desée</text:p>
      <text:p text:style-name="Standard"><text:s text:c="4"/>Tener la opción de pistas, con un límite de 3 pistas por partida de preferencia (por ejemplo)</text:p>
      <text:p text:style-name="Standard"><text:s text:c="4"/>Tener un tutorial de como jugar Sudoku</text:p>
      <text:p text:style-name="Standard"/>
      <text:p text:style-name="Standard"/>
      <text:p text:style-name="Standard">Lo que se requiere:</text:p>
      <text:p text:style-name="Standard">1. Implementar SPA</text:p>
      <text:p text:style-name="Standard">2. Elegir un tipo de SPA, fundamentar la respuesta</text:p>
      <text:p text:style-name="Standard">3. Elegir un Framework JS con el que trabajar y fundamentar su uso</text:p>
      <text:p text:style-name="Standard">4. Desarrollar la página web del juego</text:p>
      <text:p text:style-name="Standard">5. Crear un ficha tecnica del proyecto indicando en resumen las tecnologias y metodologias usadas.</text:p>
      <text:p text:style-name="Standard"/>
      <text:p text:style-name="P2">DESARROLLO</text:p>
      <text:p text:style-name="P3"/>
      <text:p text:style-name="P3">1. <text:s/>Se implemento un SPA <text:span text:style-name="T1">para jugar y guardar a los usuarios, almacenado en </text:span>:</text:p>
      <text:p text:style-name="P3"><text:a xlink:type="simple" xlink:href="https://github.com/edgargregori/edgar_gregori-gestion_paquetes-vuejs_bootstrap4/" text:style-name="Internet_20_link" text:visited-style-name="Visited_20_Internet_20_Link">https://github.com/edgargregori/edgar_gregori-gestion_paquetes-vuejs_bootstrap4/</text:a> </text:p>
      <text:p text:style-name="P3"/>
      <text:p text:style-name="P3">2. SPA implementado en el lenguaje javascript en el lado del servidor y cliente. Datos almacenados en el almacen local del navegador web.</text:p>
      <text:p text:style-name="P3"/>
      <text:p text:style-name="P3">3. Se eligio a Vue2.js, por que es un lenguaje que:</text:p>
      <text:p text:style-name="P3">- Permite el manejo de la arquitectura flexible, ya que se pueden realizar proyectos pequeños, medianos y grandes(vuex).</text:p>
      <text:p text:style-name="P3">- Es un framework que promueve el uso de componentes, para poder dar mantenibilidad al codigo.</text:p>
      <text:p text:style-name="P3">- Tiene muchas elmentos para dar efectos de animación principalmente.</text:p>
      <text:p text:style-name="P3">- Existe mucha bibliografia.</text:p>
      <text:p text:style-name="P3"/>
      <text:p text:style-name="P3">4. <text:s/><text:span text:style-name="T1">Para su desarrollo se eligio la metodologia P2P.</text:span></text:p>
      <text:p text:style-name="P3"/>
      <text:p text:style-name="P5">5.</text:p>
      <text:p text:style-name="P5"><text:span text:style-name="T2"><text:tab/>Lado del SERVIDOR:</text:span></text:p>
      <text:p text:style-name="P4"><text:tab/><text:tab/><text:span text:style-name="T2">javascript como lenguaje principal de desarrollo de <text:s/>la aplicación.</text:span></text:p>
      <text:p text:style-name="P4"><text:tab/><text:tab/><text:span text:style-name="T2">Npm como manejador de paquetes de javascript.</text:span></text:p>
      <text:p text:style-name="P4"><text:tab/><text:tab/><text:span text:style-name="T2">Git como un manejador de control versiones.</text:span></text:p>
      <text:p text:style-name="P5"><text:tab/><text:tab/><text:span text:style-name="T2">Git como un manejador de control versiones en entornos distribuidos <text:s/>en la nube.</text:span></text:p>
      <text:p text:style-name="P5"><text:span text:style-name="T2"><text:tab/></text:span></text:p>
      <text:p text:style-name="P5"><text:span text:style-name="T2"><text:tab/>Lado CLIENTE</text:span></text:p>
      <text:p text:style-name="P5"><text:span text:style-name="T2"><text:tab/><text:tab/>Vue2.js como framework javascript.</text:span></text:p>
      <text:p text:style-name="P5"><text:span text:style-name="T2"><text:tab/><text:tab/>LocalStorage como almacen de datos temporales.</text:span></text:p>
      <text:p text:style-name="P5"><text:span text:style-name="T2"><text:tab/><text:tab/>Javascript como lenguaje de programación.</text:span></text:p>
      <text:p text:style-name="P5"><text:tab/><text:tab/><text:span text:style-name="T2">Vue-cli como creador de un entorno rapido para un SPA.</text:span></text:p>
      <text:p text:style-name="P5"><text:span text:style-name="T2"><text:tab/><text:tab/>Bootstap-vue como framework de estilos nativo para Vue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3:50:26.327044537</meta:creation-date>
    <dc:date>2018-12-01T00:10:14.460365440</dc:date>
    <meta:editing-duration>PT9M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7" meta:word-count="318" meta:character-count="2034" meta:non-whitespace-character-count="1700"/>
  </office:meta>
</office:document-meta>
</file>